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Standard">
      <style:text-properties style:font-name="Trebuchet MS" officeooo:rsid="000909ac"/>
    </style:style>
    <style:style style:name="P5" style:family="paragraph" style:parent-style-name="Table_20_Contents">
      <style:text-properties style:font-name="Trebuchet MS" officeooo:rsid="000909ac" officeooo:paragraph-rsid="000909ac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0d2b30"/>
    </style:style>
    <style:style style:name="P8" style:family="paragraph" style:parent-style-name="Text_20_body" style:list-style-name="L1">
      <style:text-properties officeooo:paragraph-rsid="000e74c3"/>
    </style:style>
    <style:style style:name="P9" style:family="paragraph" style:parent-style-name="Text_20_body" style:list-style-name="L1">
      <style:text-properties officeooo:rsid="0007814d" officeooo:paragraph-rsid="000e74c3"/>
    </style:style>
    <style:style style:name="P10" style:family="paragraph" style:parent-style-name="Text_20_body" style:list-style-name="L1">
      <style:text-properties officeooo:rsid="00145115" officeooo:paragraph-rsid="00145115"/>
    </style:style>
    <style:style style:name="P11" style:family="paragraph" style:parent-style-name="Text_20_body" style:list-style-name="L1">
      <style:text-properties officeooo:rsid="00145115" officeooo:paragraph-rsid="00157e43"/>
    </style:style>
    <style:style style:name="P12" style:family="paragraph" style:parent-style-name="Table_20_Contents">
      <style:text-properties style:font-name="Times New Roman Special G1" fo:font-size="12pt" fo:font-weight="bold" officeooo:rsid="00145115" officeooo:paragraph-rsid="00145115" style:font-size-asian="12pt" style:font-weight-asian="bold" style:font-size-complex="12pt" style:font-weight-complex="bold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officeooo:rsid="0007814d"/>
    </style:style>
    <style:style style:name="T3" style:family="text">
      <style:text-properties officeooo:rsid="000afc5c"/>
    </style:style>
    <style:style style:name="T4" style:family="text">
      <style:text-properties style:text-underline-style="none" officeooo:rsid="0007814d"/>
    </style:style>
    <style:style style:name="T5" style:family="text">
      <style:text-properties officeooo:rsid="000d2b30"/>
    </style:style>
    <style:style style:name="T6" style:family="text">
      <style:text-properties officeooo:rsid="00145115"/>
    </style:style>
    <style:style style:name="T7" style:family="text">
      <style:text-properties officeooo:rsid="00157e4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12">Visualizza Dati Tirocinanti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6">Federica</text:span><text:span text:style-name="T3"> - </text:span><text:span text:style-name="T1">impiegata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8414265" text:style-name="L1">
              <text:list-item>
                <text:p text:style-name="P6"><text:span text:style-name="T6">Federica</text:span><text:span text:style-name="T5"> s</text:span>i connette alla rete.</text:p>
              </text:list-item>
              <text:list-item>
                <text:p text:style-name="P6"><text:span text:style-name="T2">Accede al sito </text:span><text:span text:style-name="T4">dell'asilo Mazzetti.</text:span></text:p>
              </text:list-item>
              <text:list-item>
                <text:p text:style-name="P7"><text:span text:style-name="T6">Federica</text:span><text:span text:style-name="T2"> inserisce </text:span><text:span text:style-name="T5">username e password per la sua autenticazione</text:span></text:p>
              </text:list-item>
              <text:list-item>
                <text:p text:style-name="P9">Il sistema mostra una schermata con tutte le possibili operazioni</text:p>
              </text:list-item>
              <text:list-item>
                <text:p text:style-name="P8"><text:span text:style-name="T6">Federica</text:span><text:span text:style-name="T2"> </text:span><text:span text:style-name="T6">sceglie l'area del sito riguardante la gestione dei tirocinanti e </text:span><text:span text:style-name="T2">clicca su “</text:span><text:span text:style-name="T6">Visualizza Dati Tirocinanti</text:span><text:span text:style-name="T2">”</text:span></text:p>
              </text:list-item>
              <text:list-item>
                <text:p text:style-name="P10">Il sistema visualizza <text:span text:style-name="T7">l'elenco de</text:span>gli studenti che hanno richiesto di effettuare il tirocinio presso l'asilo Mazzetti in ordine alfabetico</text:p>
              </text:list-item>
              <text:list-item>
                <text:p text:style-name="P11"><text:span text:style-name="T7">Federica clicca sul tirocinante “Andrea Ragozzino”</text:span></text:p>
              </text:list-item>
              <text:list-item>
                <text:p text:style-name="P11"><text:span text:style-name="T7">Il sistema visualizza i suoi dati</text:span></text:p>
              </text:list-item>
              <text:list-item>
                <text:p text:style-name="P6"><text:span text:style-name="T6">Federica</text:span> si disconnette dal sistema</text:p>
              </text:list-item>
            </text:list>
          </table:table-cell>
        </table:table-row>
      </table:table>
      <text:p text:style-name="P4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16T18:30:14.45</dc:date>
    <meta:editing-duration>PT4H32M56S</meta:editing-duration>
    <meta:editing-cycles>10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4" meta:word-count="105" meta:character-count="696" meta:non-whitespace-character-count="613"/>
  </office:meta>
</office:document-meta>
</file>